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e9f3a" officeooo:paragraph-rsid="001e9f3a" style:font-size-asian="12.25pt" style:font-size-complex="14pt"/>
    </style:style>
    <style:style style:name="P2" style:family="paragraph" style:parent-style-name="Standard">
      <style:text-properties fo:font-size="14pt" officeooo:rsid="00204e4f" officeooo:paragraph-rsid="00204e4f" style:font-size-asian="12.25pt" style:font-size-complex="14pt"/>
    </style:style>
    <style:style style:name="P3" style:family="paragraph" style:parent-style-name="Standard">
      <style:text-properties fo:font-size="14pt" officeooo:rsid="0021966d" officeooo:paragraph-rsid="0021966d" style:font-size-asian="12.25pt" style:font-size-complex="14pt"/>
    </style:style>
    <style:style style:name="P4" style:family="paragraph" style:parent-style-name="Standard">
      <style:text-properties fo:font-size="14pt" officeooo:rsid="00222878" officeooo:paragraph-rsid="00222878" style:font-size-asian="12.25pt" style:font-size-complex="14pt"/>
    </style:style>
    <style:style style:name="P5" style:family="paragraph" style:parent-style-name="Standard">
      <style:text-properties fo:font-size="14pt" officeooo:rsid="00232758" officeooo:paragraph-rsid="00232758" style:font-size-asian="12.25pt" style:font-size-complex="14pt"/>
    </style:style>
    <style:style style:name="P6" style:family="paragraph" style:parent-style-name="Standard">
      <style:text-properties fo:font-size="14pt" officeooo:rsid="00239887" officeooo:paragraph-rsid="00239887" style:font-size-asian="12.25pt" style:font-size-complex="14pt"/>
    </style:style>
    <style:style style:name="T1" style:family="text">
      <style:text-properties officeooo:rsid="0023e0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Anal<text:span text:style-name="T1">y</text:span>se de vidéo.</text:p>
      <text:p text:style-name="P1"/>
      <text:p text:style-name="P1">1 – Quels sont les éléments qui permettent dans la vidéo de comprendre l’intégration du japon à la mondialisation ?</text:p>
      <text:p text:style-name="P1"/>
      <text:p text:style-name="P1">2 – Quelles sont les fragilités du japon ?</text:p>
      <text:p text:style-name="P1"/>
      <text:p text:style-name="P1">3 – Quelles sont les nouvelles ambitions du Japon ? Dans quel xontexte ?</text:p>
      <text:p text:style-name="P1"/>
      <text:p text:style-name="P1">4 – Expliquer le titre de la vidéo </text:p>
      <text:p text:style-name="P1"/>
      <text:p text:style-name="P2">titre: Japon retour au centre</text:p>
      <text:p text:style-name="P2"/>
      <text:p text:style-name="P2">le 11 mars 2011 un séisme</text:p>
      <text:p text:style-name="P2">le japon est un archipel volcanique étiré en arc de cercle sur 300 km</text:p>
      <text:p text:style-name="P2">le japon est entouré par la russie la corée la chine et taïwan</text:p>
      <text:p text:style-name="P2">80% de la population vivent sur 4% du territoire</text:p>
      <text:p text:style-name="P2">Zee du japon: 4,5 millions de km carré</text:p>
      <text:p text:style-name="P3">le japon a signé avec l’asean et la tpp</text:p>
      <text:p text:style-name="P4">3e économie au monde</text:p>
      <text:p text:style-name="P4">jefta: accord signé en faveur de l’europe</text:p>
      <text:p text:style-name="P5">jica (agence ja<text:span text:style-name="T1">p</text:span>onnaise de coopération international)</text:p>
      <text:p text:style-name="P6">les ambitions du japon rencontre des limites</text:p>
      <text:p text:style-name="P6">le japon a perdu son rang de 2e contre la chine en 2010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6:39:35.577162665</meta:creation-date>
    <meta:generator>LibreOffice/7.5.1.2$Linux_X86_64 LibreOffice_project/50$Build-2</meta:generator>
    <dc:date>2023-04-17T08:53:50.322793185</dc:date>
    <meta:editing-duration>P2DT16H14M11S</meta:editing-duration>
    <meta:editing-cycles>8</meta:editing-cycles>
    <meta:document-statistic meta:table-count="0" meta:image-count="0" meta:object-count="0" meta:page-count="1" meta:paragraph-count="17" meta:word-count="151" meta:character-count="804" meta:non-whitespace-character-count="665"/>
  </office:meta>
</office:document-meta>
</file>